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f9f7e" draw:textarea-horizontal-align="justify" draw:textarea-vertical-align="middle" draw:auto-grow-height="false" fo:min-height="3.56cm" fo:min-width="5.85cm"/>
    </style:style>
    <style:style style:name="gr2" style:family="graphic" style:parent-style-name="standard">
      <style:graphic-properties draw:fill-color="#5f9f7e" draw:textarea-horizontal-align="justify" draw:textarea-vertical-align="middle" draw:auto-grow-height="false" fo:min-height="5.084cm" fo:min-width="7.501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04cm"/>
    </style:style>
    <style:style style:name="P1" style:family="paragraph">
      <style:paragraph-properties fo:text-align="center"/>
    </style:style>
    <style:style style:name="P2" style:family="paragraph">
      <loext:graphic-properties draw:fill-color="#5f9f7e"/>
      <style:paragraph-properties fo:text-align="center"/>
    </style:style>
    <style:style style:name="P3" style:family="paragraph">
      <loext:graphic-properties draw:fill-color="#5f9f7e"/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00" style:text-underline-style="solid" style:text-underline-width="auto" style:text-underline-color="font-color"/>
    </style:style>
    <style:style style:name="T3" style:family="text">
      <style:text-properties fo:color="#0000ff" style:text-underline-style="none"/>
    </style:style>
    <style:style style:name="T4" style:family="text">
      <style:text-properties fo:color="#00ffff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35cm" svg:height="3.81cm" svg:x="2.651cm" svg:y="2.143cm">
          <text:p text:style-name="P1"><text:span text:style-name="T1">HistoricalN</text:span><text:span text:style-name="T2">umbers</text:span></text:p>
          <text:p text:style-name="P1"><text:span text:style-name="T3">ints</text:span></text:p>
          <text:p text:style-name="P1"><text:span text:style-name="T4">15 arrays of i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8.001cm" svg:height="5.334cm" svg:x="10.779cm" svg:y="19.669cm">
          <text:p text:style-name="P1"><text:span text:style-name="T1">Generate</text:span></text:p>
          <text:p text:style-name="P1"><text:span text:style-name="T3">ints[]</text:span></text:p>
          <text:p text:style-name="P1"><text:span text:style-name="T4">*{CountedNumbers</text:span></text:p>
          <text:p text:style-name="P1"><text:span text:style-name="T4">{pattern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5.826cm" svg:y1="5.953cm" svg:x2="14.779cm" svg:y2="19.669cm" draw:start-shape="id1" draw:start-glue-point="2" draw:end-shape="id2" svg:d="M5826 5953v6858h8953v6858" svg:viewBox="0 0 8954 13717">
          <text:p/>
        </draw:connector>
        <draw:frame draw:style-name="gr4" draw:text-style-name="P5" draw:layer="layout" svg:width="5.08cm" svg:height="0.954cm" svg:x="7.604cm" svg:y="11.668cm">
          <draw:text-box>
            <text:p>Data in Mo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8T11:18:06.151590000</meta:creation-date>
    <dc:date>2017-07-26T15:02:04.407672000</dc:date>
    <meta:editing-duration>PT2H45M56S</meta:editing-duration>
    <meta:editing-cycles>10</meta:editing-cycles>
    <meta:generator>LibreOffice/5.3.4.2$MacOSX_X86_64 LibreOffice_project/f82d347ccc0be322489bf7da61d7e4ad13fe2ff3</meta:generator>
    <meta:document-statistic meta:object-count="4"/>
  </office:meta>
</office:document-meta>
</file>